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D0000039BD6C418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0cm, 2.366cm, 0cm)" draw:image-opacity="100%" style:mirror="none" loext:decorative="false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 loext:decorative="false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5.472cm" draw:placing="abov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2.95cm" fo:min-width="1.3cm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 style:writing-mode="lr-t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draw:transform="rotate (1.5707963267949) translate (18.05cm 27.55cm)">
          <draw:text-box>
            <text:p text:style-name="P1"><text:span text:style-name="T1">Massstab</text:span><text:span text:style-name="T1"><text:tab/></text:span><text:span text:style-name="T1">1:10</text:span></text:p>
            <text:p text:style-name="P1"><text:span text:style-name="T1">File</text:span><text:span text:style-name="T1"><text:tab/></text:span><text:span text:style-name="T1"><text:file-name text:display="name">20240207a_bochs_wand_entwurf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0cm" svg:height="1.1cm" draw:transform="rotate (1.5707963267949) translate (18.35cm 12.35cm)">
          <draw:text-box>
            <text:p>Steuerung Wand Bochslenwis </text:p>
          </draw:text-box>
        </draw:frame>
        <draw:custom-shape draw:style-name="gr3" draw:text-style-name="P4" draw:layer="layout" svg:width="0.1cm" svg:height="0.001cm" svg:x="4cm" svg:y="1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9.831cm" svg:height="23.599cm" svg:x="5.669cm" svg:y="1cm">
          <draw:image xlink:href="Pictures/100000000000014D0000039BD6C41801.png" xlink:type="simple" xlink:show="embed" xlink:actuate="onLoad" draw:mime-type="image/png">
            <text:p/>
          </draw:image>
        </draw:frame>
        <draw:custom-shape draw:style-name="gr3" draw:text-style-name="P4" draw:layer="layout" svg:width="0.1cm" svg:height="0.001cm" svg:x="6.071cm" svg:y="20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3.05cm" svg:height="7.65cm" svg:x="8.571cm" svg:y="8.05cm">
          <text:p text:style-name="P4">Hager</text:p>
          <text:p text:style-name="P4"/>
          <text:p text:style-name="P4">VA60CN</text:p>
          <text:p text:style-name="P4"/>
          <text:p text:style-name="P4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8cm" svg:height="1.8cm" svg:x="8.541cm" svg:y="6.2cm">
          <text:p text:style-name="P7"><text:span text:style-name="T3">Hager</text:span></text:p>
          <text:p text:style-name="P7"><text:span text:style-name="T3">GD110N</text:span></text:p>
          <text:p text:style-name="P7"><text:span text:style-name="T3">218x18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65cm" svg:height="1.5cm" svg:x="6.971cm" svg:y="15.798cm">
          <text:p/>
          <draw:enhanced-geometry svg:viewBox="0 0 21600 21600" draw:type="rectangle" draw:enhanced-path="M 0 0 L 21600 0 21600 21600 0 21600 0 0 Z N"/>
        </draw:custom-shape>
        <draw:measure draw:style-name="gr8" draw:text-style-name="P11" draw:layer="layout" svg:x1="9.022cm" svg:y1="28.252cm" svg:x2="9.021cm" svg:y2="15.552cm">
          <text:p text:style-name="P10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7" draw:text-style-name="P9" draw:layer="layout" svg:width="4.65cm" svg:height="1.5cm" svg:x="6.971cm" svg:y="15.798cm">
          <text:p text:style-name="P7"><text:span text:style-name="T3">ne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cm" svg:height="13.15cm" svg:x="7cm" svg:y="4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7cm" svg:height="0.912cm" svg:x="9.25cm" svg:y="27.638cm">
          <draw:text-box>
            <text:p>Boden</text:p>
          </draw:text-box>
        </draw:frame>
        <draw:line draw:style-name="gr11" draw:text-style-name="P5" draw:layer="layout" svg:x1="11.15cm" svg:y1="4.7cm" svg:x2="13.9cm" svg:y2="8.8cm">
          <text:p/>
        </draw:line>
        <draw:line draw:style-name="gr11" draw:text-style-name="P5" draw:layer="layout" svg:x1="12.3cm" svg:y1="9.95cm" svg:x2="14.55cm" svg:y2="5.05cm">
          <text:p/>
        </draw:line>
        <draw:line draw:style-name="gr11" draw:text-style-name="P5" draw:layer="layout" svg:x1="11.6cm" svg:y1="20.5cm" svg:x2="13.85cm" svg:y2="15.6cm">
          <text:p/>
        </draw:line>
        <draw:line draw:style-name="gr11" draw:text-style-name="P5" draw:layer="layout" svg:x1="11.15cm" svg:y1="4.7cm" svg:x2="13.9cm" svg:y2="8.8cm">
          <text:p/>
        </draw:line>
        <draw:line draw:style-name="gr11" draw:text-style-name="P5" draw:layer="layout" svg:x1="12.4cm" svg:y1="15.95cm" svg:x2="15.15cm" svg:y2="20.05cm">
          <text:p/>
        </draw:line>
        <draw:line draw:style-name="gr11" draw:text-style-name="P5" draw:layer="layout" svg:x1="11.8cm" svg:y1="11.1cm" svg:x2="13.6cm" svg:y2="13.9cm">
          <text:p/>
        </draw:line>
        <draw:path draw:style-name="gr11" draw:text-style-name="P5" draw:layer="layout" svg:width="7.445cm" svg:height="4.686cm" svg:x="6.917cm" svg:y="18.748cm" svg:viewBox="0 0 7446 4687" svg:d="M0 0c344 55 1164-157 982 416-140 440-834 670-793 1134 39 449 1058 267 907 869-98 389-489 639-492 1134-3 518 408 721 832 756 607 50 688-491 1134-718 492-251 940-70 1134 264 214 368 295 731 756 794 594 82 730-472 718-794-19-500 669-786 756-113 61 469 599 737 1020 945l265-378 151-416 76-189">
          <text:p/>
        </draw:path>
        <draw:line draw:style-name="gr11" draw:text-style-name="P5" draw:layer="layout" svg:x1="11.15cm" svg:y1="4.7cm" svg:x2="14.35cm" svg:y2="9.85cm">
          <text:p/>
        </draw:line>
        <draw:line draw:style-name="gr11" draw:text-style-name="P5" draw:layer="layout" svg:x1="12.15cm" svg:y1="13.6cm" svg:x2="13.9cm" svg:y2="11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19T10:29:53.834000000</dc:date>
    <meta:editing-duration>PT2H24M32S</meta:editing-duration>
    <meta:editing-cycles>16</meta:editing-cycles>
    <meta:generator>LibreOffice/7.6.7.2$Windows_X86_64 LibreOffice_project/dd47e4b30cb7dab30588d6c79c651f218165e3c5</meta:generator>
    <meta:document-statistic meta:object-count="21"/>
  </office:meta>
</office:document-meta>
</file>